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Η εφαρμογή αυτή η οποία θα υποστηρίζεται από συσκευές με λειτουργικό <text:span text:style-name="T1">android (</text:span><text:span text:style-name="T2">κινητά, τάμπλετ) θα χρησιμοποιείται από τον εκάστοτε καθηγητή κάθε διδακτική ώρα προκειμένου να καταγραφούν οι απώντες. Υστέρα, τα δεδομένα σε συνεργασία με το </text:span><text:span text:style-name="T1">myschool </text:span><text:span text:style-name="T2">και το υπουργείο παιδείας θα στέλνονται και θα καταγράφονται στο σύστημα απουσιών του κάθε σχολείου (</text:span><text:span text:style-name="T1">server </text:span><text:span text:style-name="T2">στην ιστοσελίδα του </text:span><text:span text:style-name="T1">myschool). </text:span><text:span text:style-name="T2">Για τον προγραμματισμό της εφαρμογής αυτής θα χρησιμοποιηθεί ανοιχτός κώδικας έτσι ώστε να μπορεί για εφαρμοστεί και να βελτιωθεί από τρίτους.</text:span></text:p>
      <text:p text:style-name="Standard"><text:span text:style-name="T2"/></text:p>
      <text:p text:style-name="Standard"><text:span text:style-name="T2">Υλικά: -Συσκευή αφής με λειτουργικό </text:span><text:span text:style-name="T1">Android 7 (</text:span><text:span text:style-name="T2">τουλάχιστον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da Boy</meta:initial-creator>
    <meta:creation-date>2018-11-01T22:12:39.32</meta:creation-date>
    <meta:document-statistic meta:table-count="0" meta:image-count="0" meta:object-count="0" meta:page-count="1" meta:paragraph-count="2" meta:word-count="85" meta:character-count="587"/>
    <dc:date>2018-11-01T22:26:35.87</dc:date>
    <dc:creator>Panda Boy</dc:creator>
    <meta:editing-duration>PT13M57S</meta:editing-duration>
    <meta:editing-cycles>1</meta:editing-cycles>
    <meta:generator>OpenOffice/4.1.5$Win32 OpenOffice.org_project/415m1$Build-9789</meta:generator>
  </office:meta>
</office:document-meta>
</file>